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12.536cm"/>
    </style:style>
    <style:style style:name="co12" style:family="table-column">
      <style:table-column-properties fo:break-before="auto" style:column-width="2.704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2.731cm"/>
    </style:style>
    <style:style style:name="co1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66cm"/>
    </style:style>
    <style:style style:name="co8" style:family="table-column">
      <style:table-column-properties fo:break-before="auto" style:column-width="9.825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3.32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942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14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10"/>
    <style:style style:name="ce8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0">
      <style:table-cell-properties fo:border="0.06pt solid #000000"/>
    </style:style>
    <style:style style:name="ce12" style:family="table-cell" style:parent-style-name="Default" style:data-style-name="N110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table table:name="Sta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ce7"/>
        <table:table-column table:style-name="co20" table:default-cell-style-name="ce7"/>
        <table:table-column table:style-name="co19" table:default-cell-style-name="ce7"/>
        <table:table-column table:style-name="co20" table:default-cell-style-name="ce7"/>
        <table:table-column table:style-name="co6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all data from calls „java -Xss2m -Xmx2g -jar cli/target/cli-1.4-jar-with-dependencies.jar“ on zei.dmg.tuwien.ac.at with timeout 60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2" table:number-rows-spanned="1">
            <text:p>prover9 TSTP (v5.3.0):</text:p>
          </table:table-cell>
          <table:covered-table-cell table:style-name="ce6"/>
          <table:table-cell office:value-type="float" office:value="6341">
            <text:p>6341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style-name="ce6" office:value-type="string">
            <text:p>prover9 TSTP (v5.3.0) time limit exceeded or exception during parsing:</text:p>
          </table:table-cell>
          <table:table-cell office:value-type="float" office:value="1182">
            <text:p>1182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table:number-columns-spanned="2" table:number-rows-spanned="1">
            <text:p>prover9 TSTP (v5.3.0) with confirmed non-trivial termset:</text:p>
          </table:table-cell>
          <table:covered-table-cell table:style-name="ce6"/>
          <table:table-cell table:style-name="ce1" office:value-type="float" office:value="2819">
            <text:p>2819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9"/>
          <table:table-cell table:style-name="ce8" office:value-type="string" table:number-columns-spanned="4" table:number-rows-spanned="1">
            <text:p>average</text:p>
          </table:table-cell>
          <table:covered-table-cell table:number-columns-repeated="3" table:style-name="ce12"/>
          <table:table-cell table:number-columns-repeated="1011"/>
        </table:table-row>
        <table:table-row table:style-name="ro1">
          <table:table-cell table:number-columns-repeated="9"/>
          <table:table-cell table:style-name="ce9" office:value-type="string" table:number-columns-spanned="2" table:number-rows-spanned="1">
            <text:p>cut-free</text:p>
          </table:table-cell>
          <table:covered-table-cell table:style-name="ce12"/>
          <table:table-cell table:style-name="ce8" office:value-type="string" table:number-columns-spanned="2" table:number-rows-spanned="1">
            <text:p>with cut</text:p>
          </table:table-cell>
          <table:covered-table-cell table:style-name="ce12"/>
          <table:table-cell table:number-columns-repeated="1011"/>
        </table:table-row>
        <table:table-row table:style-name="ro1">
          <table:table-cell table:style-name="ce1"/>
          <table:table-cell table:style-name="ce4" office:value-type="string">
            <text:p>revision</text:p>
          </table:table-cell>
          <table:table-cell table:style-name="ce4" office:value-type="string">
            <text:p>changes to previous</text:p>
          </table:table-cell>
          <table:table-cell table:style-name="ce4" office:value-type="string">
            <text:p>exception</text:p>
          </table:table-cell>
          <table:table-cell table:style-name="ce4" office:value-type="string">
            <text:p>stack overflow</text:p>
          </table:table-cell>
          <table:table-cell table:style-name="ce4" office:value-type="string">
            <text:p>time limit exceeded</text:p>
          </table:table-cell>
          <table:table-cell table:style-name="ce4" office:value-type="string">
            <text:p>compressed</text:p>
          </table:table-cell>
          <table:table-cell table:style-name="ce4" office:value-type="string">
            <text:p>uncompressible?</text:p>
          </table:table-cell>
          <table:table-cell table:style-name="ce4" office:value-type="string">
            <text:p>time data?</text:p>
          </table:table-cell>
          <table:table-cell table:style-name="ce10" office:value-type="string">
            <text:p>quant.</text:p>
          </table:table-cell>
          <table:table-cell table:style-name="ce10" office:value-type="string">
            <text:p>infer.</text:p>
          </table:table-cell>
          <table:table-cell table:style-name="ce10" office:value-type="string">
            <text:p>quant.</text:p>
          </table:table-cell>
          <table:table-cell table:style-name="ce10" office:value-type="string">
            <text:p>infer.</text:p>
          </table:table-cell>
          <table:table-cell table:style-name="ce1" table:number-columns-repeated="1011"/>
        </table:table-row>
        <table:table-row table:style-name="ro1">
          <table:table-cell/>
          <table:table-cell table:style-name="ce5" office:value-type="float" office:value="1666">
            <text:p>1666</text:p>
          </table:table-cell>
          <table:table-cell table:style-name="ce5" office:value-type="string">
            <text:p>-</text:p>
          </table:table-cell>
          <table:table-cell table:style-name="ce5" office:value-type="float" office:value="1969">
            <text:p>1969</text:p>
          </table:table-cell>
          <table:table-cell table:style-name="ce5" office:value-type="float" office:value="2">
            <text:p>2</text:p>
          </table:table-cell>
          <table:table-cell table:style-name="ce5" table:formula="of:=[.$D$6]-([.D10]+[.E10]+[.G10])" office:value-type="float" office:value="687">
            <text:p>687</text:p>
          </table:table-cell>
          <table:table-cell table:style-name="ce5" office:value-type="float" office:value="161">
            <text:p>161</text:p>
          </table:table-cell>
          <table:table-cell table:style-name="ce5" table:number-columns-repeated="2"/>
          <table:table-cell table:style-name="ce11" table:formula="of:=AVERAGE([r1666.B2:.B162])" office:value-type="float" office:value="45.1366459627329">
            <text:p>45,1</text:p>
          </table:table-cell>
          <table:table-cell table:style-name="ce11" table:formula="of:=AVERAGE([r1666.C2:.C162])" office:value-type="float" office:value="152.39751552795">
            <text:p>152,4</text:p>
          </table:table-cell>
          <table:table-cell table:style-name="ce11" table:formula="of:=AVERAGE([r1666.D2:.D162])" office:value-type="float" office:value="22.3105590062112">
            <text:p>22,3</text:p>
          </table:table-cell>
          <table:table-cell table:style-name="ce11" table:formula="of:=AVERAGE([r1666.E2:.E162])" office:value-type="float" office:value="119.900621118012">
            <text:p>119,9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1666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# File name</text:p>
          </table:table-cell>
          <table:table-cell office:value-type="string">
            <text:p><text:s/>quant. cut-free</text:p>
          </table:table-cell>
          <table:table-cell office:value-type="string">
            <text:p><text:s/>infer. cut-free</text:p>
          </table:table-cell>
          <table:table-cell office:value-type="string">
            <text:p><text:s/>quant. with cut</text:p>
          </table:table-cell>
          <table:table-cell office:value-type="string">
            <text:p><text:s/>infer. with cut </text:p>
          </table:table-cell>
        </table:table-row>
        <table:table-row table:style-name="ro1">
          <table:table-cell office:value-type="string">
            <text:p>../testing/prover9-TSTP/SYN/SYN332-1/Prover9---1109a.UNS-Ref.s.out <text:s/>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../testing/prover9-TSTP/SYN/SYN321+1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SYN/SYN084-2/Prover9---1109a.UNS-Ref.s.out <text:s/></text:p>
          </table:table-cell>
          <table:table-cell office:value-type="float" office:value="49">
            <text:p>49</text:p>
          </table:table-cell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../testing/prover9-TSTP/GEO/GEO213+2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../testing/prover9-TSTP/SYN/SYN920+1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../testing/prover9-TSTP/LCL/LCL224-1/Prover9---1109a.UNS-Ref.s.out <text:s/></text:p>
          </table:table-cell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float" office:value="54">
            <text:p>5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./testing/prover9-TSTP/GRP/GRP003-1/Prover9---1109a.UNS-Ref.s.out <text:s/>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YN/SYN967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GEO/GEO181+1/Prover9---1109a.THM-Ref.s.out <text:s/></text:p>
          </table:table-cell>
          <table:table-cell office:value-type="float" office:value="59">
            <text:p>59</text:p>
          </table:table-cell>
          <table:table-cell office:value-type="float" office:value="208">
            <text:p>208</text:p>
          </table:table-cell>
          <table:table-cell office:value-type="float" office:value="37">
            <text:p>3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../testing/prover9-TSTP/SYN/SYN332+1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float" office:value="21">
            <text:p>21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../testing/prover9-TSTP/SYN/SYN056+1/Prover9---1109a.THM-Ref.s.out <text:s/></text:p>
          </table:table-cell>
          <table:table-cell office:value-type="float" office:value="34">
            <text:p>34</text:p>
          </table:table-cell>
          <table:table-cell office:value-type="float" office:value="203">
            <text:p>203</text:p>
          </table:table-cell>
          <table:table-cell office:value-type="float" office:value="12">
            <text:p>12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string">
            <text:p>../testing/prover9-TSTP/FLD/FLD001-3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../testing/prover9-TSTP/GEO/GEO030-2/Prover9---1109a.UNS-Ref.s.out <text:s/></text:p>
          </table:table-cell>
          <table:table-cell office:value-type="float" office:value="47">
            <text:p>47</text:p>
          </table:table-cell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../testing/prover9-TSTP/GEO/GEO192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../testing/prover9-TSTP/SWV/SWV247-2/Prover9---1109a.UNS-Ref.s.out <text:s/></text:p>
          </table:table-cell>
          <table:table-cell office:value-type="float" office:value="134">
            <text:p>134</text:p>
          </table:table-cell>
          <table:table-cell office:value-type="float" office:value="352">
            <text:p>352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./testing/prover9-TSTP/SYN/SYN558-1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./testing/prover9-TSTP/GEO/GEO147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GRP/GRP123-8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./testing/prover9-TSTP/SWV/SWV305-2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./testing/prover9-TSTP/FLD/FLD036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./testing/prover9-TSTP/GEO/GEO174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GEO/GEO192+2/Prover9---1109a.THM-Ref.s.out <text:s/>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../testing/prover9-TSTP/SYN/SYN728+1/Prover9---1109a.THM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./testing/prover9-TSTP/PLA/PLA007-1/Prover9---1109a.UNS-Ref.s.out <text:s/>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../testing/prover9-TSTP/LCL/LCL201-1/Prover9---1109a.UNS-Ref.s.out <text:s/>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SYN/SYN577-1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SYN/SYN722+1/Prover9---1109a.THM-Ref.s.out <text:s/>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./testing/prover9-TSTP/GEO/GEO094-1/Prover9---1109a.UNS-Ref.s.out <text:s/>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./testing/prover9-TSTP/SYN/SYN728-1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./testing/prover9-TSTP/SYN/SYN726-1/Prover9---1109a.UNS-Ref.s.out <text:s/>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../testing/prover9-TSTP/GEO/GEO189+1/Prover9---1109a.THM-Ref.s.out <text:s/>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./testing/prover9-TSTP/GEO/GEO225+3/Prover9---1109a.THM-Ref.s.out <text:s/>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../testing/prover9-TSTP/GEO/GEO217+1/Prover9---1109a.THM-Ref.s.out <text:s/>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./testing/prover9-TSTP/GEO/GEO187+3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PUZ/PUZ035-5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./testing/prover9-TSTP/CAT/CAT005-1/Prover9---1109a.UNS-Ref.s.out <text:s/>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float" office:value="35">
            <text:p>3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./testing/prover9-TSTP/GEO/GEO009-3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../testing/prover9-TSTP/GEO/GEO212+2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LCL/LCL204-1/Prover9---1109a.UNS-Ref.s.out <text:s/>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GEO/GEO203+2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77">
            <text:p>77</text:p>
          </table:table-cell>
          <table:table-cell office:value-type="float" office:value="21">
            <text:p>21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../testing/prover9-TSTP/GRP/GRP046-2/Prover9---1109a.UNS-Ref.s.out <text:s/>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../testing/prover9-TSTP/SET/SET834-2/Prover9---1109a.UNS-Ref.s.out <text:s/></text:p>
          </table:table-cell>
          <table:table-cell office:value-type="float" office:value="110">
            <text:p>110</text:p>
          </table:table-cell>
          <table:table-cell office:value-type="float" office:value="312">
            <text:p>312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GRP/GRP123-2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RNG/RNG089+1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FLD/FLD002-3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GRP/GRP125-4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23">
            <text:p>2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./testing/prover9-TSTP/GRP/GRP029-2/Prover9---1109a.UNS-Ref.s.out <text:s/>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../testing/prover9-TSTP/GEO/GEO213+1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../testing/prover9-TSTP/SYN/SYN604-1/Prover9---1109a.UNS-Ref.s.out <text:s/>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./testing/prover9-TSTP/LCL/LCL257-1/Prover9---1109a.UNS-Ref.s.out <text:s/></text:p>
          </table:table-cell>
          <table:table-cell office:value-type="float" office:value="83">
            <text:p>83</text:p>
          </table:table-cell>
          <table:table-cell office:value-type="float" office:value="212">
            <text:p>212</text:p>
          </table:table-cell>
          <table:table-cell office:value-type="float" office:value="67">
            <text:p>67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../testing/prover9-TSTP/SYN/SYN035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SYN/SYN561-1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../testing/prover9-TSTP/SWV/SWV911-1/Prover9---1109a.UNS-Ref.s.out <text:s/></text:p>
          </table:table-cell>
          <table:table-cell office:value-type="float" office:value="42">
            <text:p>4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./testing/prover9-TSTP/LAT/LAT327+1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../testing/prover9-TSTP/LAT/LAT382+1/Prover9---1109a.THM-Ref.s.out <text:s/></text:p>
          </table:table-cell>
          <table:table-cell office:value-type="float" office:value="28">
            <text:p>28</text:p>
          </table:table-cell>
          <table:table-cell office:value-type="float" office:value="136">
            <text:p>136</text:p>
          </table:table-cell>
          <table:table-cell office:value-type="float" office:value="21">
            <text:p>2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./testing/prover9-TSTP/SET/SET173+3/Prover9---1109a.THM-Ref.s.out <text:s/></text:p>
          </table:table-cell>
          <table:table-cell office:value-type="float" office:value="81">
            <text:p>81</text:p>
          </table:table-cell>
          <table:table-cell office:value-type="float" office:value="260">
            <text:p>260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../testing/prover9-TSTP/GRP/GRP135-1.002/Prover9---1109a.UNS-Ref.s.out <text:s/></text:p>
          </table:table-cell>
          <table:table-cell office:value-type="float" office:value="68">
            <text:p>68</text:p>
          </table:table-cell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../testing/prover9-TSTP/GEO/GEO094+1/Prover9---1109a.THM-Ref.s.out <text:s/>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float" office:value="32">
            <text:p>3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../testing/prover9-TSTP/GEO/GEO212+1/Prover9---1109a.THM-Ref.s.out <text:s/>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SYN/SYN069-1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179">
            <text:p>179</text:p>
          </table:table-cell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../testing/prover9-TSTP/GRP/GRP123-1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SYN/SYN333+1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KLE/KLE003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../testing/prover9-TSTP/SYN/SYN084+1/Prover9---1109a.THM-Ref.s.out <text:s/></text:p>
          </table:table-cell>
          <table:table-cell office:value-type="float" office:value="98">
            <text:p>98</text:p>
          </table:table-cell>
          <table:table-cell office:value-type="float" office:value="860">
            <text:p>860</text:p>
          </table:table-cell>
          <table:table-cell office:value-type="float" office:value="7">
            <text:p>7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string">
            <text:p>../testing/prover9-TSTP/GRP/GRP123-3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GRP/GRP123-9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24">
            <text:p>2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./testing/prover9-TSTP/MGT/MGT007-1/Prover9---1109a.UNS-Ref.s.out <text:s/></text:p>
          </table:table-cell>
          <table:table-cell office:value-type="float" office:value="52">
            <text:p>52</text:p>
          </table:table-cell>
          <table:table-cell office:value-type="float" office:value="210">
            <text:p>210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./testing/prover9-TSTP/GEO/GEO223+2/Prover9---1109a.THM-Ref.s.out <text:s/>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./testing/prover9-TSTP/GRP/GRP004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LCL/LCL672+1.001/Prover9---1109a.THM-Ref.s.out <text:s/></text:p>
          </table:table-cell>
          <table:table-cell office:value-type="float" office:value="106">
            <text:p>106</text:p>
          </table:table-cell>
          <table:table-cell office:value-type="float" office:value="516">
            <text:p>516</text:p>
          </table:table-cell>
          <table:table-cell office:value-type="float" office:value="42">
            <text:p>42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string">
            <text:p>../testing/prover9-TSTP/GEO/GEO197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./testing/prover9-TSTP/SYN/SYN694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./testing/prover9-TSTP/GEO/GEO226+3/Prover9---1109a.THM-Ref.s.out <text:s/></text:p>
          </table:table-cell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SYN/SYN052-1/Prover9---1109a.UNS-Ref.s.out <text:s/>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../testing/prover9-TSTP/GEO/GEO196+3/Prover9---1109a.THM-Ref.s.out <text:s/>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GEO/GEO268+3/Prover9---1109a.THM-Ref.s.out <text:s/></text:p>
          </table:table-cell>
          <table:table-cell office:value-type="float" office:value="42">
            <text:p>42</text:p>
          </table:table-cell>
          <table:table-cell office:value-type="float" office:value="130">
            <text:p>130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../testing/prover9-TSTP/GEO/GEO180+1/Prover9---1109a.THM-Ref.s.out <text:s/></text:p>
          </table:table-cell>
          <table:table-cell office:value-type="float" office:value="68">
            <text:p>68</text:p>
          </table:table-cell>
          <table:table-cell office:value-type="float" office:value="229">
            <text:p>229</text:p>
          </table:table-cell>
          <table:table-cell office:value-type="float" office:value="37">
            <text:p>3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../testing/prover9-TSTP/SYN/SYN137-1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../testing/prover9-TSTP/SYN/SYN733+1/Prover9---1109a.THM-Ref.s.out <text:s/>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../testing/prover9-TSTP/RNG/RNG001-2/Prover9---1109a.UNS-Ref.s.out <text:s/></text:p>
          </table:table-cell>
          <table:table-cell office:value-type="float" office:value="159">
            <text:p>159</text:p>
          </table:table-cell>
          <table:table-cell office:value-type="float" office:value="366">
            <text:p>366</text:p>
          </table:table-cell>
          <table:table-cell office:value-type="float" office:value="96">
            <text:p>96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../testing/prover9-TSTP/NUM/NUM926+2/Prover9---1109a.THM-Ref.s.out <text:s/></text:p>
          </table:table-cell>
          <table:table-cell office:value-type="float" office:value="134">
            <text:p>134</text:p>
          </table:table-cell>
          <table:table-cell office:value-type="float" office:value="331">
            <text:p>331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GRP/GRP001-5/Prover9---1109a.UNS-Ref.s.out <text:s/>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ET/SET063-6/Prover9---1109a.UNS-Ref.s.out <text:s/>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float" office:value="22">
            <text:p>2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../testing/prover9-TSTP/GEO/GEO147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../testing/prover9-TSTP/GEO/GEO177+2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../testing/prover9-TSTP/FLD/FLD035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../testing/prover9-TSTP/FLD/FLD027-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../testing/prover9-TSTP/SYN/SYN950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YN/SYN219-1/Prover9---1109a.UNS-Ref.s.out <text:s/></text:p>
          </table:table-cell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COM/COM007+1/Prover9---1109a.THM-Ref.s.out <text:s/></text:p>
          </table:table-cell>
          <table:table-cell office:value-type="float" office:value="55">
            <text:p>55</text:p>
          </table:table-cell>
          <table:table-cell office:value-type="float" office:value="202">
            <text:p>202</text:p>
          </table:table-cell>
          <table:table-cell office:value-type="float" office:value="30">
            <text:p>30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string">
            <text:p>../testing/prover9-TSTP/GEO/GEO223+1/Prover9---1109a.THM-Ref.s.out <text:s/>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../testing/prover9-TSTP/SYN/SYN690-1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GEO/GEO189+2/Prover9---1109a.THM-Ref.s.out <text:s/></text:p>
          </table:table-cell>
          <table:table-cell office:value-type="float" office:value="23">
            <text:p>23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MSC/MSC006-1/Prover9---1109a.UNS-Ref.s.out <text:s/>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26">
            <text:p>2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../testing/prover9-TSTP/GEO/GEO193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./testing/prover9-TSTP/SYN/SYN954+1/Prover9---1109a.THM-Ref.s.out <text:s/>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../testing/prover9-TSTP/SYN/SYN559-1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../testing/prover9-TSTP/GEO/GEO188+1/Prover9---1109a.THM-Ref.s.out <text:s/>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18">
            <text:p>1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../testing/prover9-TSTP/LCL/LCL223-1/Prover9---1109a.UNS-Ref.s.out <text:s/></text:p>
          </table:table-cell>
          <table:table-cell office:value-type="float" office:value="61">
            <text:p>61</text:p>
          </table:table-cell>
          <table:table-cell office:value-type="float" office:value="156">
            <text:p>156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./testing/prover9-TSTP/GEO/GEO255+3/Prover9---1109a.THM-Ref.s.out <text:s/></text:p>
          </table:table-cell>
          <table:table-cell office:value-type="float" office:value="34">
            <text:p>34</text:p>
          </table:table-cell>
          <table:table-cell office:value-type="float" office:value="93">
            <text:p>93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../testing/prover9-TSTP/SYN/SYN613-1/Prover9---1109a.UNS-Ref.s.out <text:s/>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PLA/PLA002-2/Prover9---1109a.UNS-Ref.s.out <text:s/></text:p>
          </table:table-cell>
          <table:table-cell office:value-type="float" office:value="43">
            <text:p>43</text:p>
          </table:table-cell>
          <table:table-cell office:value-type="float" office:value="180">
            <text:p>180</text:p>
          </table:table-cell>
          <table:table-cell office:value-type="float" office:value="21">
            <text:p>2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../testing/prover9-TSTP/SYN/SYN321-1/Prover9---1109a.UNS-Ref.s.out <text:s/>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NUM/NUM926+3/Prover9---1109a.THM-Ref.s.out <text:s/></text:p>
          </table:table-cell>
          <table:table-cell office:value-type="float" office:value="136">
            <text:p>136</text:p>
          </table:table-cell>
          <table:table-cell office:value-type="float" office:value="361">
            <text:p>361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../testing/prover9-TSTP/GRP/GRP135-2.002/Prover9---1109a.UNS-Ref.s.out <text:s/></text:p>
          </table:table-cell>
          <table:table-cell office:value-type="float" office:value="68">
            <text:p>68</text:p>
          </table:table-cell>
          <table:table-cell office:value-type="float" office:value="278">
            <text:p>278</text:p>
          </table:table-cell>
          <table:table-cell office:value-type="float" office:value="19">
            <text:p>19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../testing/prover9-TSTP/GEO/GEO179+1/Prover9---1109a.THM-Ref.s.out <text:s/></text:p>
          </table:table-cell>
          <table:table-cell office:value-type="float" office:value="20">
            <text:p>20</text:p>
          </table:table-cell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../testing/prover9-TSTP/GEO/GEO234+3/Prover9---1109a.THM-Ref.s.out <text:s/>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../testing/prover9-TSTP/GRP/GRP001+6/Prover9---1109a.THM-Ref.s.out <text:s/></text:p>
          </table:table-cell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../testing/prover9-TSTP/SWV/SWV325-2/Prover9---1109a.UNS-Ref.s.out <text:s/></text:p>
          </table:table-cell>
          <table:table-cell office:value-type="float" office:value="48">
            <text:p>48</text:p>
          </table:table-cell>
          <table:table-cell office:value-type="float" office:value="176">
            <text:p>176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../testing/prover9-TSTP/GRP/GRP123-4.003/Prover9---1109a.UNS-Ref.s.out <text:s/>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../testing/prover9-TSTP/SWV/SWV826-1/Prover9---1109a.UNS-Ref.s.out <text:s/>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GRP/GRP123-7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SYN/SYN190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27">
            <text:p>127</text:p>
          </table:table-cell>
          <table:table-cell office:value-type="float" office:value="41">
            <text:p>4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./testing/prover9-TSTP/GEO/GEO198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../testing/prover9-TSTP/LCL/LCL441-2/Prover9---1109a.UNS-Ref.s.out <text:s/>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LCL/LCL044-1/Prover9---1109a.UNS-Ref.s.out <text:s/></text:p>
          </table:table-cell>
          <table:table-cell office:value-type="float" office:value="57">
            <text:p>57</text:p>
          </table:table-cell>
          <table:table-cell office:value-type="float" office:value="150">
            <text:p>150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SYN/SYN054-1/Prover9---1109a.UNS-Ref.s.out <text:s/>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SYN/SYN054+1/Prover9---1109a.THM-Ref.s.out <text:s/>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SWV/SWV827-1/Prover9---1109a.UNS-Ref.s.out <text:s/></text:p>
          </table:table-cell>
          <table:table-cell office:value-type="float" office:value="69">
            <text:p>69</text:p>
          </table:table-cell>
          <table:table-cell office:value-type="float" office:value="157">
            <text:p>157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../testing/prover9-TSTP/GEO/GEO223+3/Prover9---1109a.THM-Ref.s.out <text:s/>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../testing/prover9-TSTP/LCL/LCL441-1/Prover9---1109a.UNS-Ref.s.out <text:s/>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../testing/prover9-TSTP/LCL/LCL227-1/Prover9---1109a.UNS-Ref.s.out <text:s/>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65">
            <text:p>6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../testing/prover9-TSTP/GRP/GRP004-2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../testing/prover9-TSTP/SET/SET047-5/Prover9---1109a.UNS-Ref.s.out <text:s/></text:p>
          </table:table-cell>
          <table:table-cell office:value-type="float" office:value="1143">
            <text:p>1143</text:p>
          </table:table-cell>
          <table:table-cell office:value-type="float" office:value="4629">
            <text:p>4629</text:p>
          </table:table-cell>
          <table:table-cell office:value-type="float" office:value="23">
            <text:p>23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string">
            <text:p>../testing/prover9-TSTP/SWB/SWB014+3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SYN/SYN939+1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../testing/prover9-TSTP/FLD/FLD022-3/Prover9---1109a.UNS-Ref.s.out <text:s/>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../testing/prover9-TSTP/GRP/GRP123-6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GEO/GEO217+2/Prover9---1109a.THM-Ref.s.out <text:s/>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../testing/prover9-TSTP/HEN/HEN009-4/Prover9---1109a.UNS-Ref.s.out <text:s/>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../testing/prover9-TSTP/SWW/SWW198+1/Prover9---1109a.THM-Ref.s.out <text:s/>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../testing/prover9-TSTP/SWV/SWV327-2/Prover9---1109a.UNS-Ref.s.out <text:s/></text:p>
          </table:table-cell>
          <table:table-cell office:value-type="float" office:value="213">
            <text:p>213</text:p>
          </table:table-cell>
          <table:table-cell office:value-type="float" office:value="696">
            <text:p>696</text:p>
          </table:table-cell>
          <table:table-cell office:value-type="float" office:value="34">
            <text:p>3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string">
            <text:p>../testing/prover9-TSTP/SCT/SCT080-1/Prover9---1109a.UNS-Ref.s.out <text:s/></text:p>
          </table:table-cell>
          <table:table-cell office:value-type="float" office:value="183">
            <text:p>183</text:p>
          </table:table-cell>
          <table:table-cell office:value-type="float" office:value="292">
            <text:p>29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../testing/prover9-TSTP/GEO/GEO217+3/Prover9---1109a.THM-Ref.s.out <text:s/></text:p>
          </table:table-cell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../testing/prover9-TSTP/GRP/GRP003-2/Prover9---1109a.UNS-Ref.s.out <text:s/>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SWB/SWB014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../testing/prover9-TSTP/GEO/GEO183+2/Prover9---1109a.THM-Ref.s.out <text:s/>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../testing/prover9-TSTP/PUZ/PUZ035-6/Prover9---1109a.UNS-Ref.s.out <text:s/>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../testing/prover9-TSTP/GRP/GRP031-2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../testing/prover9-TSTP/SYN/SYN333-1/Prover9---1109a.UNS-Ref.s.out <text:s/></text:p>
          </table:table-cell>
          <table:table-cell office:value-type="float" office:value="18">
            <text:p>18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../testing/prover9-TSTP/SYN/SYN364+1/Prover9---1109a.THM-Ref.s.out <text:s/></text:p>
          </table:table-cell>
          <table:table-cell office:value-type="float" office:value="26">
            <text:p>26</text:p>
          </table:table-cell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GEO/GEO205+1/Prover9---1109a.THM-Ref.s.out <text:s/></text:p>
          </table:table-cell>
          <table:table-cell office:value-type="float" office:value="67">
            <text:p>67</text:p>
          </table:table-cell>
          <table:table-cell office:value-type="float" office:value="214">
            <text:p>214</text:p>
          </table:table-cell>
          <table:table-cell office:value-type="float" office:value="29">
            <text:p>2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../testing/prover9-TSTP/GEO/GEO205+2/Prover9---1109a.THM-Ref.s.out <text:s/>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float" office:value="28">
            <text:p>2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../testing/prover9-TSTP/SYN/SYN081-1/Prover9---1109a.UNS-Ref.s.out <text:s/></text:p>
          </table:table-cell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../testing/prover9-TSTP/GEO/GEO191+3/Prover9---1109a.THM-Ref.s.out <text:s/>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../testing/prover9-TSTP/GEO/GEO194+2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../testing/prover9-TSTP/MGT/MGT004-1/Prover9---1109a.UNS-Ref.s.out <text:s/></text:p>
          </table:table-cell>
          <table:table-cell office:value-type="float" office:value="52">
            <text:p>52</text:p>
          </table:table-cell>
          <table:table-cell office:value-type="float" office:value="210">
            <text:p>210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../testing/prover9-TSTP/SYN/SYN576-1/Prover9---1109a.UNS-Ref.s.out <text:s/>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float" office:value="32">
            <text:p>3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../testing/prover9-TSTP/SWV/SWV308-2/Prover9---1109a.UNS-Ref.s.out <text:s/></text:p>
          </table:table-cell>
          <table:table-cell office:value-type="float" office:value="213">
            <text:p>213</text:p>
          </table:table-cell>
          <table:table-cell office:value-type="float" office:value="661">
            <text:p>661</text:p>
          </table:table-cell>
          <table:table-cell office:value-type="float" office:value="34">
            <text:p>3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string">
            <text:p>../testing/prover9-TSTP/GEO/GEO188+2/Prover9---1109a.THM-Ref.s.out <text:s/></text:p>
          </table:table-cell>
          <table:table-cell office:value-type="float" office:value="37">
            <text:p>37</text:p>
          </table:table-cell>
          <table:table-cell office:value-type="float" office:value="118">
            <text:p>118</text:p>
          </table:table-cell>
          <table:table-cell office:value-type="float" office:value="22">
            <text:p>2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../testing/prover9-TSTP/SYN/SYN695-1/Prover9---1109a.UNS-Ref.s.out <text:s/>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float" office:value="38">
            <text:p>3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../testing/prover9-TSTP/SYN/SYN158-1/Prover9---1109a.UNS-Ref.s.out <text:s/>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../testing/prover9-TSTP/SEU/SEU110+1/Prover9---1109a.THM-Ref.s.out <text:s/>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21">
            <text:p>2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../testing/prover9-TSTP/SYN/SYN181-1/Prover9---1109a.UNS-Ref.s.out <text:s/>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float" office:value="37">
            <text:p>3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../testing/prover9-TSTP/GEO/GEO183+3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./testing/prover9-TSTP/GEO/GEO185+3/Prover9---1109a.THM-Ref.s.out <text:s/>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../testing/prover9-TSTP/GRP/GRP125-1.003/Prover9---1109a.UNS-Ref.s.out <text:s/></text:p>
          </table:table-cell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25">
            <text:p>2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../testing/prover9-TSTP/SYN/SYN726+1/Prover9---1109a.THM-Ref.s.out <text:s/>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../testing/prover9-TSTP/LCL/LCL225-1/Prover9---1109a.UNS-Ref.s.out <text:s/></text:p>
          </table:table-cell>
          <table:table-cell office:value-type="float" office:value="56">
            <text:p>56</text:p>
          </table:table-cell>
          <table:table-cell office:value-type="float" office:value="143">
            <text:p>143</text:p>
          </table:table-cell>
          <table:table-cell office:value-type="float" office:value="54">
            <text:p>5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../testing/prover9-TSTP/PLA/PLA002-1/Prover9---1109a.UNS-Ref.s.out <text:s/>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../testing/prover9-TSTP/GEO/GEO187+2/Prover9---1109a.THM-Ref.s.out <text:s/></text:p>
          </table:table-cell>
          <table:table-cell office:value-type="float" office:value="38">
            <text:p>38</text:p>
          </table:table-cell>
          <table:table-cell office:value-type="float" office:value="136">
            <text:p>136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17T12:13:28</dc:date>
    <dc:creator>Stefan Hetzl</dc:creator>
    <meta:generator>LibreOffice/3.5$Linux_X86_64 LibreOffice_project/350m1$Build-2</meta:generator>
    <meta:editing-duration>PT22S</meta:editing-duration>
    <meta:editing-cycles>3</meta:editing-cycles>
    <meta:document-statistic meta:table-count="2" meta:cell-count="842" meta:object-count="0"/>
  </office:meta>
</office:document-meta>
</file>